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60b0" officeooo:paragraph-rsid="001460b0"/>
    </style:style>
    <style:style style:name="T1" style:family="text">
      <style:text-properties officeooo:rsid="001480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rojectünk a konditermeknek kínál egy weboldalt/webes rendszert.</text:p>
      <text:p text:style-name="P1">A w<text:span text:style-name="T1">e</text:span>boldal lehetőséget kínál online jegy/bérlet vásárlásra, edzők felsorolása/beiratkozás és egy interaktív naptár segítségével lehetőséget kínál az aktuális heti edzés megtervezésére ezeken kívül alapfunkciókkal is rendelkezik mint elérhetőség, galéria és egyéb hasznos/okos funkciók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09:44:26.378313900</meta:creation-date>
    <dc:date>2025-09-12T09:49:52.520165200</dc:date>
    <meta:editing-duration>PT5M26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2" meta:word-count="41" meta:character-count="351" meta:non-whitespace-character-count="312"/>
  </office:meta>
</office:document-meta>
</file>